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57bb0" officeooo:paragraph-rsid="00057bb0"/>
    </style:style>
    <style:style style:name="P3" style:family="paragraph" style:parent-style-name="Standard">
      <style:text-properties officeooo:paragraph-rsid="0007e023"/>
    </style:style>
    <style:style style:name="P4" style:family="paragraph" style:parent-style-name="Standard">
      <style:text-properties officeooo:rsid="00088a17" officeooo:paragraph-rsid="00088a17"/>
    </style:style>
    <style:style style:name="P5" style:family="paragraph" style:parent-style-name="Standard">
      <style:text-properties officeooo:rsid="000980d9" officeooo:paragraph-rsid="000980d9"/>
    </style:style>
    <style:style style:name="P6" style:family="paragraph" style:parent-style-name="Standard">
      <style:text-properties officeooo:rsid="0004263d" officeooo:paragraph-rsid="0007e023"/>
    </style:style>
    <style:style style:name="P7" style:family="paragraph" style:parent-style-name="Standard">
      <style:text-properties officeooo:rsid="0004263d" officeooo:paragraph-rsid="00057bb0"/>
    </style:style>
    <style:style style:name="P8" style:family="paragraph" style:parent-style-name="Text_20_body">
      <style:text-properties officeooo:rsid="000baf32" officeooo:paragraph-rsid="000d3db2"/>
    </style:style>
    <style:style style:name="P9" style:family="paragraph" style:parent-style-name="Text_20_body">
      <style:text-properties officeooo:rsid="000baf32" officeooo:paragraph-rsid="000efb37"/>
    </style:style>
    <style:style style:name="P10" style:family="paragraph" style:parent-style-name="Text_20_body">
      <style:text-properties officeooo:rsid="000d3db2" officeooo:paragraph-rsid="000d3db2"/>
    </style:style>
    <style:style style:name="P11" style:family="paragraph" style:parent-style-name="Text_20_body">
      <style:text-properties officeooo:rsid="000d5012" officeooo:paragraph-rsid="000d5012"/>
    </style:style>
    <style:style style:name="P12" style:family="paragraph" style:parent-style-name="Text_20_body">
      <style:text-properties officeooo:rsid="000efb37" officeooo:paragraph-rsid="000efb37"/>
    </style:style>
    <style:style style:name="P13" style:family="paragraph" style:parent-style-name="Text_20_body">
      <style:text-properties officeooo:rsid="00104e46" officeooo:paragraph-rsid="00104e46"/>
    </style:style>
    <style:style style:name="P14" style:family="paragraph" style:parent-style-name="Text_20_body">
      <style:text-properties officeooo:rsid="0013869f" officeooo:paragraph-rsid="0013869f"/>
    </style:style>
    <style:style style:name="P15" style:family="paragraph" style:parent-style-name="Text_20_body">
      <style:text-properties officeooo:rsid="001582ed" officeooo:paragraph-rsid="001582ed"/>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57bb0" style:font-weight-asian="normal" style:font-weight-complex="normal"/>
    </style:style>
    <style:style style:name="T11" style:family="text">
      <style:text-properties fo:font-weight="normal" officeooo:rsid="00075913" style:font-weight-asian="normal" style:font-weight-complex="normal"/>
    </style:style>
    <style:style style:name="T12" style:family="text">
      <style:text-properties fo:font-weight="normal" officeooo:rsid="00088a17" style:font-weight-asian="normal" style:font-weight-complex="normal"/>
    </style:style>
    <style:style style:name="T13" style:family="text">
      <style:text-properties fo:font-weight="normal" officeooo:rsid="000aa0a9" style:font-weight-asian="normal" style:font-weight-complex="normal"/>
    </style:style>
    <style:style style:name="T14" style:family="text">
      <style:text-properties officeooo:rsid="0007e023"/>
    </style:style>
    <style:style style:name="T15" style:family="text">
      <style:text-properties fo:font-style="normal" officeooo:rsid="0007e023" style:font-style-asian="normal" style:font-style-complex="normal"/>
    </style:style>
    <style:style style:name="T16" style:family="text">
      <style:text-properties officeooo:rsid="00097797"/>
    </style:style>
    <style:style style:name="T17" style:family="text">
      <style:text-properties officeooo:rsid="000d3db2"/>
    </style:style>
    <style:style style:name="T18" style:family="text">
      <style:text-properties officeooo:rsid="000efb37"/>
    </style:style>
    <style:style style:name="T19" style:family="text">
      <style:text-properties officeooo:rsid="00104e46"/>
    </style:style>
    <style:style style:name="T20" style:family="text">
      <style:text-properties officeooo:rsid="001582e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Arthur Samuel</text:a> defined machine learning as a "Field of study that gives computers the ability to learn without being explicitly programmed"</text:p>
      <text:p text:style-name="Standard"/>
      <text:p text:style-name="P4">For millennia, humans (and other animals) have tried to understand the rules that govern the phenomena that happen around them based on observations. This <text:span text:style-name="T16">knowledge </text:span>allowed for prediction <text:span text:style-name="T16">and inventions that improved their way of living, such as empirical laws in any field of fundamental science and consequently applied science. In the last </text:span><text:span text:style-name="T5">5 </text:span><text:span text:style-name="T16">decades, w</text:span><text:span text:style-name="T5">ith the advent of numerous kinds of sensors and fast electronics </text:span><text:span text:style-name="T6">and large storage capacity</text:span><text:span text:style-name="T16">, observations are becoming more and more detailed and it appears that this way of learning has become more and more necessary in the present.</text:span></text:p>
      <text:p text:style-name="P5">(Bridge )</text:p>
      <text:p text:style-name="P6">Machine Learning is a subfield of computer science that studies and develops algorithms meant to find new structures or rules on which some given experiment/phenomenon is based. </text:p>
      <text:p text:style-name="P3"/>
      <text:p text:style-name="P3"><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14">)</text:span></text:span></text:p>
      <text:p text:style-name="P3"/>
      <text:p text:style-name="P4">In this context, a dataset consists of <text:span text:style-name="T3">m</text:span> points (examples) on a <text:span text:style-name="T3">n</text:span>-dimensional space (input space). <text:span text:style-name="Citation"><text:span text:style-name="T15">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4"/>
      <text:p text:style-name="P4"/>
      <text:p text:style-name="P3"><text:span text:style-name="Citation">These algorithms are fed some dataset that was the input of the experime</text:span><text:span text:style-name="Citation"><text:span text:style-name="T15">nt. </text:span></text:span></text:p>
      <text:p text:style-name="P3"><text:span text:style-name="T2">In labeled datasets, each sample (n-dimensional) has </text:span><text:span text:style-name="T4">attached</text:span><text:span text:style-name="T2"> </text:span><text:span text:style-name="T4"><text:s/></text:span><text:span text:style-name="T10">a “right answer”. With this kind of dataset, the computer </text:span><text:span text:style-name="T13">trains (modifies)</text:span><text:span text:style-name="T10"> its rule/model </text:span><text:span text:style-name="T12">according to</text:span><text:span text:style-name="T10"> some measure of similarity (e.g. Mean-Squared Error) between the </text:span><text:span text:style-name="T12">output of the model under the </text:span><text:span text:style-name="T10">current </text:span><text:span text:style-name="T12">configuration </text:span><text:span text:style-name="T10">and the corresponding labels. These algorithms are called </text:span><text:span text:style-name="T4">supervised learning algorithms</text:span><text:span text:style-name="T10">.</text:span></text:p>
      <text:p text:style-name="P2"><text:span text:style-name="T10">W</text:span><text:span text:style-name="T9">hen using unlabeled datasets, the computer doesn't have a “right answer” to compare its output </text:span><text:span text:style-name="T12">to</text:span><text:span text:style-name="T9"> and thus has to evolve based on some heuristic, such as maximization of </text:span><text:span text:style-name="T11">uncorrelatedness in the case of Principal Component Analysis. </text:span><text:span text:style-name="T12">This kind of algorithms are called </text:span><text:span text:style-name="T7">unsupervised learning algorithms</text:span><text:span text:style-name="T12">.</text:span></text:p>
      <text:p text:style-name="P1"/>
      <text:p text:style-name="P1"/>
      <text:p text:style-name="P8">In machine learning, we feed a (large) number of examples of input <text:span text:style-name="T17">(n-dimensional)</text:span> feature vectors <text:s/><draw:frame draw:style-name="fr1"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17">(p-dimensional) </text:span>target <text:span text:style-name="T17">(“true”) </text:span>value <draw:frame draw:style-name="fr1"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9">the</text:span> function <draw:frame draw:style-name="fr1"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17">(latent) function</text:span>, <text:span text:style-name="T17">such that </text:span><text:span text:style-name="T17"><draw:frame draw:style-name="fr1"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17">for each example. If the learning is good enough, the function h may even be a good predictor of the target values of feature vectors it wasn't trained on. </text:span></text:p>
      <text:p text:style-name="P9">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10">In the context of linear regression, we restrict ourselves to a family of function <text:span text:style-name="T18">such that:</text:span> <draw:frame draw:style-name="fr1"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1"><text:soft-page-break/>where <draw:frame draw:style-name="fr1"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1"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18">This family of functions is called the “</text:span><text:span text:style-name="T8">hypothesis class</text:span><text:span text:style-name="T18">”.</text:span></text:p>
      <text:p text:style-name="P12">Given this representation of the function h, <text:span text:style-name="T19">the canonical way of </text:span>determin<text:span text:style-name="T19">ing</text:span> the parameters that define a good approximation of the true relation between the inputs and the output <text:span text:style-name="T19">is to</text:span> define a function <text:span text:style-name="T19">and </text:span>try to minimize <text:span text:style-name="T19">it</text:span>. This function is called the loss function (or loss function or objective function or penalty). A common definition of this function is the Mean Squared Error (MSE):</text:p>
      <text:p text:style-name="P12"><draw:frame draw:style-name="fr1"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3">To minimize the loss function most algorithms require the knowledge (or computation) of its gradient (partial derivative) with respect to the parameters. In the particular case of the MSE loss function, the gradient would be:</text:p>
      <text:p text:style-name="P13"><draw:frame draw:style-name="fr1" draw:name="Object10" text:anchor-type="as-char" svg:y="-0.772in" svg:width="1.2634in" svg:height="1.4846in" draw:z-index="9"><draw:object xlink:href="./Object 10" xlink:type="simple" xlink:show="embed" xlink:actuate="onLoad"/><draw:image xlink:href="./ObjectReplacements/Object 10" xlink:type="simple" xlink:show="embed" xlink:actuate="onLoad"/></draw:frame></text:p>
      <text:p text:style-name="P13"><draw:frame draw:style-name="fr1"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4"/>
      <text:h text:style-name="Heading_20_2" text:outline-level="2">Logistic Regression</text:h>
      <text:p text:style-name="P14">To perform a classification task, i.e., try<text:span text:style-name="T20">ing</text:span> to assign a class <text:span text:style-name="T20">(discrete value)</text:span> to some input vector, we could apply linear regression and find some threshold value to define the boundary between two class. However this method is very sensitive to extreme value of the input. For this reason Logistic Regression is usual a better choice. With logistic regression we <text:span text:style-name="T20">try to find the predictor</text:span> choos<text:span text:style-name="T20">ing</text:span> a different hypothesis class: <draw:frame draw:style-name="fr1"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5">Note that this function (called the sigmoid function or logistic function) is a continuous when <draw:frame draw:style-name="fr1"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his leads to the interpretation of the output of the logistic regression as the probability of the class “1” happening given the input vector x: <draw:frame draw:style-name="fr1"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1"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29T18:56:52.028385866</dc:date>
    <meta:editing-duration>PT21H8M46S</meta:editing-duration>
    <meta:editing-cycles>4</meta:editing-cycles>
    <meta:generator>LibreOffice/4.2.8.2$Linux_X86_64 LibreOffice_project/420m0$Build-2</meta:generator>
    <meta:document-statistic meta:table-count="0" meta:image-count="0" meta:object-count="14" meta:page-count="2" meta:paragraph-count="22" meta:word-count="700" meta:character-count="4382" meta:non-whitespace-character-count="3689"/>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